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Times New Roman" fo:font-size="12pt" fo:font-weight="bold" officeooo:rsid="0074a7e7" officeooo:paragraph-rsid="00752f12" style:font-size-asian="12pt" style:font-weight-asian="bold" style:font-size-complex="12pt" style:font-weight-complex="bold"/>
    </style:style>
    <style:style style:name="P18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4f4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954f4f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752f12" officeooo:paragraph-rsid="009895e3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752f12" officeooo:paragraph-rsid="0098aeb3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752f12" officeooo:paragraph-rsid="009b50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752f12" officeooo:paragraph-rsid="009e92a6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752f12" officeooo:paragraph-rsid="009895e3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752f12" officeooo:paragraph-rsid="0098aeb3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8d9b0a" style:font-name-asian="Times New Roman1" style:font-weight-asian="bold" style:font-size-complex="14pt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972493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8cm" draw:visible-area-height="5.01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9">Лабораторна робота №</text:span><text:span text:style-name="T10">9</text:span></text:p>
      <text:p text:style-name="P9"><text:span text:style-name="T9"><text:line-break/></text:span><text:span text:style-name="T1">з дисципліни «</text:span><text:span text:style-name="T2">Об'єктно-орієнтоване програмування</text:span><text:span text:style-name="T8">»</text:span></text:p>
      <text:p text:style-name="P8"/>
      <text:p text:style-name="P1"><text:span text:style-name="T3">на тему: </text:span><text:span text:style-name="T4">«Шаблони клас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7"><text:span text:style-name="T7">Тема. </text:span><text:span text:style-name="T4">Шаблони класів</text:span></text:p>
      <text:p text:style-name="P15"/>
      <text:p text:style-name="P16"><text:span text:style-name="T12">Завдання. </text:span><text:span text:style-name="T11">Написати програму на мові С++, яка містить шаблонну функцію, шаблонний клас з параметрами-типами та параметрами-константами. Передбачити спеціалізацію шаблону.</text:span></text:p>
      <text:p text:style-name="P19"/>
      <text:p text:style-name="P16"><text:span text:style-name="T12">Індивідуальні завдання. </text:span><text:span text:style-name="T11">Клас та функцію обрати за власними вподобаннями для довільної предметної області.</text:span></text:p>
      <text:p text:style-name="P19"/>
      <text:p text:style-name="P20">Текст програми.</text:p>
      <text:p text:style-name="P21">“<text:span text:style-name="T13">main.cpp</text:span>”</text:p>
      <text:p text:style-name="P23">#include "matrix.h"</text:p>
      <text:p text:style-name="P23">#include "print.h"</text:p>
      <text:p text:style-name="P23">#include &lt;iostream&gt;</text:p>
      <text:p text:style-name="P23"/>
      <text:p text:style-name="P23">int main() {</text:p>
      <text:p text:style-name="P23"><text:tab/>const size_t R = 4,C = 3;</text:p>
      <text:p text:style-name="P23"><text:tab/>Matrix&lt;int, R, C&gt; m;</text:p>
      <text:p text:style-name="P23"><text:tab/>for (size_t i = 0; i &lt; R; i++)</text:p>
      <text:p text:style-name="P23"><text:tab/><text:tab/>for (size_t j = 0; j &lt; C; j++)</text:p>
      <text:p text:style-name="P23"><text:tab/><text:tab/><text:tab/>m.at(i, j) = i * j;</text:p>
      <text:p text:style-name="P23"/>
      <text:p text:style-name="P23"><text:tab/>print(m);</text:p>
      <text:p text:style-name="P23"><text:tab/>print_matrix(m);</text:p>
      <text:p text:style-name="P23"><text:tab/>std::cout &lt;&lt; std::endl;</text:p>
      <text:p text:style-name="P23">}</text:p>
      <text:p text:style-name="P27"/>
      <text:p text:style-name="P21">“<text:span text:style-name="T13">matrix.h</text:span>”</text:p>
      <text:p text:style-name="P22">#ifndef __MATRIX_H__</text:p>
      <text:p text:style-name="P22">#define __MATRIX_H__</text:p>
      <text:p text:style-name="P22"/>
      <text:p text:style-name="P22">#include &lt;cstddef&gt;</text:p>
      <text:p text:style-name="P22"/>
      <text:p text:style-name="P22">template&lt;class T, size_t ROWS, size_t COLS&gt;</text:p>
      <text:p text:style-name="P22">class Matrix {</text:p>
      <text:p text:style-name="P22"><text:tab/>T __matrix[ROWS][COLS];</text:p>
      <text:p text:style-name="P22">public:</text:p>
      <text:p text:style-name="P22"><text:tab/>T get(size_t x, size_t y) const {return __matrix[x][y];}</text:p>
      <text:p text:style-name="P22"><text:tab/>T&amp; at(size_t x, size_t y) {return __matrix[x][y];}</text:p>
      <text:p text:style-name="P22">};</text:p>
      <text:p text:style-name="P22"/>
      <text:p text:style-name="P22"/>
      <text:p text:style-name="P24">/* SEPARETE FUNCTION BECAUSE PARTIAL TEMPLATE SPECIFICATION ISNT ALLOWED FOR FUNCTIONS */</text:p>
      <text:p text:style-name="P24">template&lt;class T, size_t ROWS, size_t COLS&gt;</text:p>
      <text:p text:style-name="P24">void print_matrix(const Matrix&lt;T, ROWS, COLS&gt;&amp; m) {</text:p>
      <text:p text:style-name="P24"><text:tab/>std::cout &lt;&lt; "[ ";</text:p>
      <text:p text:style-name="P24"><text:tab/>for (size_t i = 0; i &lt; ROWS - 1; i++) {</text:p>
      <text:p text:style-name="P24"><text:tab/><text:tab/>_print_row(m, i);</text:p>
      <text:p text:style-name="P24"><text:tab/><text:tab/>std::cout &lt;&lt; " ], ";</text:p>
      <text:p text:style-name="P24"><text:tab/>}</text:p>
      <text:p text:style-name="P24"><text:tab/>_print_row(m, ROWS — 1);</text:p>
      <text:p text:style-name="P24"><text:tab/>std::cout &lt;&lt; " ] ]";</text:p>
      <text:p text:style-name="P24">}</text:p>
      <text:p text:style-name="P24"/>
      <text:p text:style-name="P24">template&lt;class T, size_t ROWS, size_t COLS&gt;</text:p>
      <text:p text:style-name="P24">void _print_row(const Matrix&lt;T, ROWS, COLS&gt;&amp; m, size_t i) {</text:p>
      <text:p text:style-name="P24"><text:tab/>std::cout &lt;&lt; "[ ";</text:p>
      <text:p text:style-name="P24"><text:tab/>for (size_t j = 0; j &lt; COLS - 1; j++) {</text:p>
      <text:p text:style-name="P24"><text:tab/><text:tab/>print(m.get(i, j));</text:p>
      <text:p text:style-name="P24"><text:tab/><text:tab/>std::cout &lt;&lt; ", ";</text:p>
      <text:p text:style-name="P24"><text:tab/>}</text:p>
      <text:p text:style-name="P24"><text:tab/>print(m.get(i, COLS — 1));</text:p>
      <text:p text:style-name="P24">}</text:p>
      <text:p text:style-name="P22">#endif</text:p>
      <text:p text:style-name="P26"/>
      <text:p text:style-name="P21">“<text:span text:style-name="T13">print.h</text:span>”</text:p>
      <text:p text:style-name="P25">#ifndef __PRINT_H__</text:p>
      <text:p text:style-name="P25">#define __PRINT_H__</text:p>
      <text:p text:style-name="P25"/>
      <text:p text:style-name="P25">#include &lt;iostream&gt;</text:p>
      <text:p text:style-name="P25"/>
      <text:p text:style-name="P25">template&lt;class T&gt;</text:p>
      <text:p text:style-name="P25">void print(const T&amp; obj) {</text:p>
      <text:p text:style-name="P25"><text:tab/>std::cout &lt;&lt; "&lt;" &lt;&lt; typeid(obj).name() &lt;&lt; " instance at " &lt;&lt; std::hex &lt;&lt; &amp;obj &lt;&lt; "&gt;" &lt;&lt; std::endl;</text:p>
      <text:p text:style-name="P25">}</text:p>
      <text:p text:style-name="P25"/>
      <text:p text:style-name="P25">template&lt;&gt;</text:p>
      <text:p text:style-name="P25">void print&lt;int&gt;(const int&amp; obj) {</text:p>
      <text:p text:style-name="P25"><text:tab/>std::cout &lt;&lt; obj;</text:p>
      <text:p text:style-name="P25">}</text:p>
      <text:p text:style-name="P25">#endif</text:p>
      <text:p text:style-name="P24"/>
      <text:p text:style-name="P20">Приклад роботи програми.</text:p>
      <text:p text:style-name="P20"/>
      <text:p text:style-name="P20">Висновки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2T15:17:17.117428630</dc:date>
    <meta:editing-duration>PT7H41M1S</meta:editing-duration>
    <meta:editing-cycles>126</meta:editing-cycles>
    <meta:generator>LibreOffice/6.4.7.2$Linux_X86_64 LibreOffice_project/40$Build-2</meta:generator>
    <meta:document-statistic meta:table-count="0" meta:image-count="0" meta:object-count="1" meta:page-count="4" meta:paragraph-count="80" meta:word-count="313" meta:character-count="2059" meta:non-whitespace-character-count="1785"/>
  </office:meta>
</office:document-meta>
</file>